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f93c7"/>
    </style:style>
    <style:style style:name="ce2" style:family="table-cell" style:parent-style-name="Default">
      <style:table-cell-properties fo:background-color="#fcd3c1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formula="of:=SUMIF([.A4:.H4];1;[.A3:.H3])" office:value-type="float" office:value="237" calcext:value-type="float">
            <text:p>23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9:06.0035921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0.887459271</meta:creation-date>
    <dc:date>2020-01-23T11:40:10.687982393</dc:date>
    <meta:editing-duration>PT17M48S</meta:editing-duration>
    <meta:editing-cycles>3</meta:editing-cycles>
    <meta:generator>LibreOffice/6.0.7.3$Linux_X86_64 LibreOffice_project/00m0$Build-3</meta:generator>
    <meta:document-statistic meta:table-count="1" meta:cell-count="46" meta:object-count="0"/>
  </office:meta>
</office:document-meta>
</file>